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245C15474CA5C3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5.0193in" draw:z-index="0"><draw:image xlink:href="Pictures/100000000000040000000300245C15474CA5C3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5:44:52.623117985</meta:creation-date>
    <dc:date>2021-04-08T15:45:31.789937473</dc:date>
    <meta:editing-duration>PT3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0" meta:word-count="0" meta:character-count="0" meta:non-whitespace-character-count="0"/>
  </office:meta>
</office:document-meta>
</file>